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Header">
      <style:text-properties officeooo:rsid="000a1db4" officeooo:paragraph-rsid="000a1db4"/>
    </style:style>
    <style:style style:name="P2" style:family="paragraph" style:parent-style-name="Standard">
      <style:text-properties officeooo:rsid="000a1db4" officeooo:paragraph-rsid="000a1db4"/>
    </style:style>
    <style:style style:name="P3" style:family="paragraph" style:parent-style-name="Standard">
      <style:paragraph-properties fo:text-align="start" style:justify-single-word="false"/>
      <style:text-properties officeooo:rsid="000a1db4" officeooo:paragraph-rsid="000a1db4"/>
    </style:style>
    <style:style style:name="P4" style:family="paragraph" style:parent-style-name="Standard">
      <style:paragraph-properties fo:text-align="center" style:justify-single-word="false"/>
      <style:text-properties officeooo:rsid="000a1db4" officeooo:paragraph-rsid="000a1db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a1db4" officeooo:paragraph-rsid="000a1db4"/>
    </style:style>
    <style:style style:name="P7" style:family="paragraph" style:parent-style-name="Table_20_Contents">
      <style:paragraph-properties fo:text-align="start" style:justify-single-word="false"/>
      <style:text-properties fo:background-color="#ff0000"/>
    </style:style>
    <style:style style:name="P8" style:family="paragraph" style:parent-style-name="Table_20_Contents">
      <style:paragraph-properties fo:text-align="start" style:justify-single-word="false"/>
      <style:text-properties officeooo:rsid="000b1e71" officeooo:paragraph-rsid="000b1e71" fo:background-color="#ff0000"/>
    </style:style>
    <style:style style:name="P9" style:family="paragraph" style:parent-style-name="Table_20_Contents">
      <style:paragraph-properties fo:text-align="start" style:justify-single-word="false"/>
      <style:text-properties officeooo:rsid="000b1e71" officeooo:paragraph-rsid="000b1e71" fo:background-color="#00a933"/>
    </style:style>
    <style:style style:name="P10" style:family="paragraph" style:parent-style-name="Table_20_Contents">
      <style:paragraph-properties fo:text-align="start" style:justify-single-word="false"/>
      <style:text-properties fo:background-color="#00a933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fo:background-color="#00a933"/>
    </style:style>
    <style:style style:name="T1" style:family="text">
      <style:text-properties officeooo:rsid="000a1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n quoi peut on envisager la deconnexion comme une alternative à l’addiction ?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Message </text:p>
          </table:table-cell>
        </table:table-row>
        <table:table-row>
          <table:table-cell table:style-name="Tableau1.A1" office:value-type="string">
            <text:p text:style-name="P6">Centrage sur telephone avec les differents reseaux autour </text:p>
          </table:table-cell>
          <table:table-cell table:style-name="Tableau1.A1" office:value-type="string">
            <text:p text:style-name="P5"><text:s/><text:span text:style-name="T1">Mon addiction (bastien en tant qu’intro)</text:span></text:p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9">bonus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malu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6">Image d’une ile tropical </text:p>
          </table:table-cell>
          <table:table-cell table:style-name="Tableau1.A1" office:value-type="string">
            <text:p text:style-name="P6">Sans addiction , c’est ça (a mettre : « mon j’ai choisi et toi ? »)</text:p>
          </table:table-cell>
        </table:table-row>
      </table:table>
      <text:p text:style-name="P3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1db4" officeooo:paragraph-rsid="000a1d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elec</text:p>
        <text:p text:style-name="MP1">Forasetto</text:p>
        <text:p text:style-name="MP1">Bastien</text:p>
        <text:p text:style-name="MP1">Floria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1:39:54.640410043</meta:creation-date>
    <dc:date>2022-11-16T12:07:18.227619073</dc:date>
    <meta:editing-duration>PT17M14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30" meta:word-count="71" meta:character-count="401" meta:non-whitespace-character-count="354"/>
  </office:meta>
</office:document-meta>
</file>